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EXANDER FIABANE DO REGO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EXANDRO KLEIN DOS SANTOS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DE CARVALHO DE CHRISTO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LOPES DALMAZO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SPOLAOR MAZZANTI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IAS DORNELES DA SILVEIRA JÚNIOR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RÍCIO CORADINI PIOVESAN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RANCISCO HENRIQUE LÜDER RIPOLI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LORENZONI ALGARV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IVAN ALEXANDRE PAIZ TIERNO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ÃO ANTONIO FOGLIATTO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ULIANO DA COSTA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IANE SANTIAGO CAFARATE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UZANA AMARAL SANGOI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7:55</dc:date>
    <meta:document-statistic meta:table-count="1" meta:cell-count="60" meta:object-count="0"/>
    <meta:generator>OpenOffice.org/3.4.1$Unix OpenOffice.org_project/341m1$Build-9593</meta:generator>
  </office:meta>
</office:document-meta>
</file>